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ld1" text:name="fld1"/>
        <text:user-field-decl office:value-type="string" office:string-value="fld2" text:name="fld2"/>
      </text:user-field-decls>
      <text:p text:style-name="P6"/>
      <text:p text:style-name="P1">Text Text Text Text Text Text</text:p>
      <text:p text:style-name="P1">Text Text Text Text</text:p>
      <text:list xml:id="list34569777" text:style-name="L1">
        <text:list-item>
          <text:p text:style-name="P5"><text:span text:style-name="T1">First item</text:span></text:p>
        </text:list-item>
        <text:list-item>
          <text:p text:style-name="P5"><text:span text:style-name="T1">Second item</text:span></text:p>
        </text:list-item>
        <text:list-item>
          <text:p text:style-name="P5"><text:span text:style-name="T1">Inserted item 1</text:span></text:p>
        </text:list-item>
        <text:list-item>
          <text:p text:style-name="P5"><text:span text:style-name="T1">Inserted item 2</text:span></text:p>
        </text:list-item>
        <text:list-item>
          <text:p text:style-name="P5"><text:span text:style-name="T1">Inserted item 3</text:span></text:p>
        </text:list-item>
        <text:list-item>
          <text:p text:style-name="P5"><text:span text:style-name="T1">Third item</text:span></text:p>
        </text:list-item>
        <text:list-item>
          <text:p text:style-name="P5"><text:span text:style-name="T1">Forth item</text:span></text:p>
        </text:list-item>
        <text:list-item>
      
    </text:list-item>
        <text:list-item>
          <text:p text:style-name="P5"><text:span text:style-name="T1">Fifth item</text:span></text:p>
        </text:list-item>
        <text:list-item>
          <text:p text:style-name="P5"><text:span text:style-name="T1">Sixth ite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4:49:41.67</dc:date>
    <meta:editing-duration>PT01H29M10S</meta:editing-duration>
    <meta:editing-cycles>17</meta:editing-cycles>
    <meta:generator>OpenOffice.org/3.1$Win32 OpenOffice.org_project/310m11$Build-9399</meta:generator>
    <meta:document-statistic meta:table-count="0" meta:image-count="0" meta:object-count="0" meta:page-count="1" meta:paragraph-count="10" meta:word-count="32" meta:character-count="133"/>
  </office:meta>
</office:document-meta>
</file>